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37bc" officeooo:paragraph-rsid="001b37bc"/>
    </style:style>
    <style:style style:name="P2" style:family="paragraph" style:parent-style-name="Standard">
      <style:paragraph-properties fo:text-align="justify" style:justify-single-word="false"/>
      <style:text-properties officeooo:rsid="001b37bc" officeooo:paragraph-rsid="001b37bc"/>
    </style:style>
    <style:style style:name="P3" style:family="paragraph" style:parent-style-name="Text_20_body">
      <style:paragraph-properties fo:text-align="justify" style:justify-single-word="false"/>
      <style:text-properties officeooo:rsid="001b37bc" officeooo:paragraph-rsid="001b37bc"/>
    </style:style>
    <style:style style:name="P4" style:family="paragraph" style:parent-style-name="Text_20_body">
      <style:text-properties officeooo:paragraph-rsid="001bdc95"/>
    </style:style>
    <style:style style:name="P5" style:family="paragraph" style:parent-style-name="Text_20_body">
      <style:text-properties officeooo:rsid="001d8451" officeooo:paragraph-rsid="001d8451"/>
    </style:style>
    <style:style style:name="P6" style:family="paragraph" style:parent-style-name="Text_20_body">
      <style:text-properties officeooo:paragraph-rsid="001d8451"/>
    </style:style>
    <style:style style:name="T1" style:family="text">
      <style:text-properties officeooo:rsid="001b37bc"/>
    </style:style>
    <style:style style:name="T2" style:family="text">
      <style:text-properties officeooo:rsid="001bdc95"/>
    </style:style>
    <style:style style:name="T3" style:family="text">
      <style:text-properties officeooo:rsid="001d84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acora instalación y configuración de GIT y GITHUB</text:p>
      <text:p text:style-name="P1"/>
      <text:p text:style-name="P1"><text:a xlink:type="simple" xlink:href="https://github.com/Hispano/Guia-sobre-Git-Github-y-Metodologia-de-Desarrollo-de-Software-usando-Git-y-Github" text:style-name="Internet_20_link" text:visited-style-name="Visited_20_Internet_20_Link">https://github.com/Hispano/Guia-sobre-Git-Github-y-Metodologia-de-Desarrollo-de-Software-usando-Git-y-Github</text:a></text:p>
      <text:p text:style-name="P1"/>
      <text:p text:style-name="P1"><text:a xlink:type="simple" xlink:href="https://help.github.com/articles/adding-a-new-ssh-key-to-your-github-account/" text:style-name="Internet_20_link" text:visited-style-name="Visited_20_Internet_20_Link">https://help.github.com/articles/adding-a-new-ssh-key-to-your-github-account/</text:a></text:p>
      <text:p text:style-name="P1"/>
      <text:p text:style-name="P2">1 <text:s/>crear una cuenta en Github</text:p>
      <text:p text:style-name="P2"/>
      <text:p text:style-name="P2"><text:a xlink:type="simple" xlink:href="https://github.com/" text:style-name="Internet_20_link" text:visited-style-name="Visited_20_Internet_20_Link">https://github.com/</text:a></text:p>
      <text:p text:style-name="P2"/>
      <text:p text:style-name="P2">2 <text:s/>instalar git en ubuntu <text:s/>sudo apt-get install git</text:p>
      <text:p text:style-name="P2"/>
      <text:p text:style-name="P2">3 configurar clave ssh</text:p>
      <text:p text:style-name="P2"/>
      <text:p text:style-name="P2"><text:span text:style-name="Source_20_Text">ssh-keygen -t rsa -C "your_email@youremail.com"</text:span> (sustituir "<text:a xlink:type="simple" xlink:href="mailto:your_email@youremail.com" text:style-name="Internet_20_link" text:visited-style-name="Visited_20_Internet_20_Link">your_email@youremail.com</text:a>" por el email que se puso al crear la cuenta de github).</text:p>
      <text:p text:style-name="P2"/>
      <text:p text:style-name="P2"/>
      <text:p text:style-name="P3">Esto devolverá lo siguiente:</text:p>
      <text:p text:style-name="Text_20_body"><text:span text:style-name="Source_20_Text">Generating public/private rsa key pair. Enter file in which to save the key. </text:span><text:span text:style-name="Source_20_Text"><text:span text:style-name="T1">(</text:span></text:span><text:span text:style-name="Source_20_Text">/</text:span><text:span text:style-name="Source_20_Text"><text:span text:style-name="T1">home</text:span></text:span><text:span text:style-name="Source_20_Text">/your_user_directory/.ssh/id_rsa):</text:span> Hacemos click en enter porque queremos que guarde la clave en el directorio por defecto. Guardará la clave ssh en el directorio .ssh dentro de nuestra carpeta de usuario.</text:p>
      <text:p text:style-name="Text_20_body"/>
      <text:p text:style-name="Text_20_body">Ahora nos dirá: <text:span text:style-name="Source_20_Text">Enter passphrase (empty for no passphrase)</text:span> No hay por qué indicar nada. Enter. Y nos dirá que la volvamos a introducir o darle a enter si lo dejamos en blanco antes.</text:p>
      <text:p text:style-name="Text_20_body"/>
      <text:p text:style-name="Text_20_body">Esto devolverá algo así.</text:p>
      <text:p text:style-name="Text_20_body"><text:span text:style-name="Source_20_Text">Your identification has been saved in /</text:span><text:span text:style-name="Source_20_Text"><text:span text:style-name="T1">home</text:span></text:span><text:span text:style-name="Source_20_Text">/your_user_directory/.ssh/id_rsa. Your public key has been saved in /</text:span><text:span text:style-name="Source_20_Text"><text:span text:style-name="T1">home</text:span></text:span><text:span text:style-name="Source_20_Text">/your_user_directory/.ssh/id_rsa.pub</text:span></text:p>
      <text:p text:style-name="Text_20_body"><text:span text:style-name="Source_20_Text"/></text:p>
      <text:p text:style-name="P4"><text:span text:style-name="Source_20_Text">Debemos </text:span><text:span text:style-name="Source_20_Text"><text:span text:style-name="Strong_20_Emphasis">copiar la clave ssh</text:span></text:span><text:span text:style-name="Source_20_Text">. Para ello debemos introducir en la terminal </text:span><text:span text:style-name="Source_20_Text"><text:span text:style-name="T2">de ubuntu</text:span></text:span><text:span text:style-name="Source_20_Text"> lo siguiente:</text:span></text:p>
      <text:p text:style-name="P4"><text:span text:style-name="Source_20_Text"><text:span text:style-name="T2">sudo apt-get install xclip</text:span></text:span></text:p>
      <text:p text:style-name="P4"><text:span text:style-name="Source_20_Text"><text:span text:style-name="T2">xclip -sel clip &lt; ~/.ssh/id_rsa.pub</text:span></text:span></text:p>
      <text:p text:style-name="P4"><text:span text:style-name="Source_20_Text"/></text:p>
      <text:p text:style-name="P4"><text:span text:style-name="Source_20_Text"><text:span text:style-name="Strong_20_Emphasis">Situar la clave SSH en Github.</text:span></text:span></text:p>
      <text:p text:style-name="Text_20_body"><text:soft-page-break/>Se deberá dirigir a <text:a xlink:type="simple" xlink:href="https://github.com/account/ssh" text:style-name="Internet_20_link" text:visited-style-name="Visited_20_Internet_20_Link">Github</text:a> y hacer click en "Add another pubic key". Control+v <text:s/>en la zona de "Key" para situar ahí nuestra clave ssh. Se pone cualquier título en "Title". </text:p>
      <text:p text:style-name="Text_20_body"/>
      <text:p text:style-name="Text_20_body">Para comprobar que todo se ha hecho correctamente se debe introducir lo siguiente en la línea de comandos (cmd en windows, terminal en mac)</text:p>
      <text:p text:style-name="Text_20_body"><text:span text:style-name="Source_20_Text">ssh -T </text:span><text:a xlink:type="simple" xlink:href="mailto:git@github.com" text:style-name="Internet_20_link" text:visited-style-name="Visited_20_Internet_20_Link"><text:span text:style-name="Source_20_Text">git@github.com</text:span></text:a></text:p>
      <text:p text:style-name="Text_20_body"><text:span text:style-name="Source_20_Text"/></text:p>
      <text:p text:style-name="Text_20_body"><text:span text:style-name="Source_20_Text"/></text:p>
      <text:p text:style-name="Text_20_body">Lo cual devolverá algo así</text:p>
      <text:p text:style-name="P6"><text:span text:style-name="T3">The authenticity of host 'github.com (192.30.253.112)' can't be established.</text:span></text:p>
      <text:p text:style-name="P5">RSA key fingerprint is SHA256:nThbg6kXUpJWGl7E1IGOCspRomTxdCARLviKw6E5SY8.</text:p>
      <text:p text:style-name="P5">Are you sure you want to continue connecting (yes/no)? </text:p>
      <text:p text:style-name="P5">No te preocupes, esto debe ser así. Escribe <text:span text:style-name="Emphasis">yes</text:span>.</text:p>
      <text:p text:style-name="P5"/>
      <text:p text:style-name="Text_20_body">Y eso devolverá</text:p>
      <text:p text:style-name="Text_20_body"/>
      <text:p text:style-name="P5">Warning: Permanently added 'github.com,192.30.253.112' (RSA) to the list of known hosts.</text:p>
      <text:p text:style-name="P5">Hi waltermayor! You've successfully authenticated, but GitHub does not provide shell access.</text:p>
      <text:p text:style-name="P4"><text:span text:style-name="Source_20_Text"/></text:p>
      <text:p text:style-name="P4"><text:span text:style-name="Source_20_Text">4 realizar la configuración de datos</text:span></text:p>
      <text:p text:style-name="P4"><text:span text:style-name="Source_20_Text"/></text:p>
      <text:p text:style-name="P4"><text:span text:style-name="Source_20_Text">Se habrá de poner lo siguiente en la línea de comandos. Sustituyendo "Firstname Lastname" por nuestro nombre y primer apellido y "</text:span><text:a xlink:type="simple" xlink:href="mailto:your_email@youremail.com" text:style-name="Internet_20_link" text:visited-style-name="Visited_20_Internet_20_Link"><text:span text:style-name="Source_20_Text">your_email@youremail.com</text:span></text:a><text:span text:style-name="Source_20_Text">" por el email con el que se registró en github.</text:span></text:p>
      <text:p text:style-name="P4"><text:span text:style-name="Source_20_Text"/></text:p>
      <text:p text:style-name="Text_20_body"><text:span text:style-name="Source_20_Text">git config --global user.name "Firstname Lastname"</text:span></text:p>
      <text:p text:style-name="Text_20_body"><text:span text:style-name="Source_20_Text">git config --global user.email "your_email@youremail.com"</text:span></text:p>
      <text:p text:style-name="P4"><text:span text:style-name="Source_20_Text"/></text:p>
      <text:p text:style-name="Text_20_body"/>
      <text:p text:style-name="Text_20_body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1:01:28.609980067</meta:creation-date>
    <dc:date>2018-03-08T21:34:15.857331811</dc:date>
    <meta:editing-duration>PT22M1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2" meta:word-count="352" meta:character-count="2510" meta:non-whitespace-character-count="2186"/>
  </office:meta>
</office:document-meta>
</file>